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5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5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5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7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8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8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5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8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4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</text:span><text:span text:style-name="T1">l </text:span><text:span text:style-name="T1">Syst</text:span><text:span text:style-name="T1">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</text:span><text:span text:style-name="T1">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</text:span><text:span text:style-name="T1">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</text:span><text:span text:style-name="T3">bm</text:span><text:span text:style-name="T3">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</text:span><text:span text:style-name="T1">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</text:span><text:span text:style-name="T3">bm</text:span><text:span text:style-name="T3">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</text:span><text:span text:style-name="T2">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</text:span><text:span text:style-name="T2">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</text:span><text:span text:style-name="T2">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42cm" svg:height="2.054cm" svg:x="18.8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42cm" svg:height="1.535cm" svg:x="18.848cm" svg:y="4.704cm">
          <text:list text:style-name="L1">
            <text:list-header>
              <text:p text:style-name="P15"><text:span text:style-name="T2">Webmail </text:span><text:span text:style-name="T2">Clien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6.239cm" svg:x2="21.047cm" svg:y2="7.785cm" draw:start-shape="id7" draw:start-glue-point="2" draw:end-shape="id8" draw:end-glue-point="0" svg:d="M21058 6239l-11 1546" svg:viewBox="0 0 12 1547">
          <text:p/>
        </draw:connector>
        <draw:custom-shape draw:style-name="gr25" draw:text-style-name="P7" draw:layer="layout" svg:width="1.772cm" svg:height="0.642cm" svg:x="21.0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42cm" svg:height="1.321cm" svg:x="18.837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42cm" svg:height="1.321cm" svg:x="18.8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42cm" svg:height="1.535cm" svg:x="18.848cm" svg:y="1.704cm">
          <text:list text:style-name="L1">
            <text:list-header>
              <text:p text:style-name="P15"><text:span text:style-name="T2">Resource </text:span><text:span text:style-name="T2">Owner</text:span></text:p>
            </text:list-header>
            <text:list-item>
              <text:p text:style-name="P15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3.239cm" svg:x2="21.058cm" svg:y2="4.704cm" draw:start-shape="id9" draw:start-glue-point="2" draw:end-shape="id7" draw:end-glue-point="0" svg:d="M21058 3239v1465" svg:viewBox="0 0 1 1466">
          <text:p/>
        </draw:connector>
        <draw:custom-shape draw:style-name="gr30" draw:text-style-name="P7" draw:layer="layout" svg:width="2.424cm" svg:height="0.642cm" svg:x="21.0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</text:span><text:span text:style-name="T2">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42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42cm" svg:height="1.535cm" svg:x="18.848cm" svg:y="17.004cm">
          <text:list text:style-name="L1">
            <text:list-header>
              <text:p text:style-name="P15"><text:span text:style-name="T2">Requesting Party</text:span></text:p>
            </text:list-header>
            <text:list-item>
              <text:p text:style-name="P15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4.004cm" svg:x2="21.047cm" svg:y2="12.481cm" draw:start-shape="id13" draw:start-glue-point="0" draw:end-shape="id15" draw:end-glue-point="2" svg:d="M21058 14004l-11-1523" svg:viewBox="0 0 12 1524">
          <text:p/>
        </draw:connector>
        <draw:custom-shape draw:style-name="gr40" draw:text-style-name="P7" draw:layer="layout" svg:width="3.749cm" svg:height="0.642cm" svg:x="21.0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7.004cm" svg:x2="21.058cm" svg:y2="15.539cm" draw:start-shape="id16" draw:start-glue-point="0" draw:end-shape="id13" draw:end-glue-point="2" svg:d="M21058 17004v-1465" svg:viewBox="0 0 1 1466">
          <text:p/>
        </draw:connector>
        <draw:custom-shape draw:style-name="gr41" draw:text-style-name="P7" draw:layer="layout" svg:width="2.424cm" svg:height="0.642cm" svg:x="21.0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20" xml:id="id17" draw:id="id17" draw:layer="layout" svg:width="3.048cm" svg:height="1.473cm" svg:x="2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9" draw:id="id19" draw:layer="layout" svg:width="3.048cm" svg:height="1.473cm" svg:x="7.7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1.937cm" svg:height="0.642cm" svg:x="5.994cm" svg:y="2.778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xml:id="id21" draw:id="id2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46" draw:text-style-name="P22" draw:layer="layout" svg:width="1.912cm" svg:height="0.642cm" svg:x="21.914cm" svg:y="2.819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4" xml:id="id23" draw:id="id2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xml:id="id18" draw:id="id18" draw:layer="layout" svg:width="3.048cm" svg:height="1.473cm" svg:x="2.8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20" draw:id="id20" draw:layer="layout" svg:width="3.048cm" svg:height="1.473cm" svg:x="7.7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22" draw:id="id2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xml:id="id24" draw:id="id2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8" xml:id="id26" draw:id="id26" draw:layer="layout" draw:type="line" svg:x1="4.401cm" svg:y1="5.345cm" svg:x2="4.401cm" svg:y2="15.372cm" draw:start-shape="id17" draw:start-glue-point="2" draw:end-shape="id18" draw:end-glue-point="0" svg:d="M4401 5345v10027" svg:viewBox="0 0 1 10028">
          <text:p/>
        </draw:connector>
        <draw:connector draw:style-name="gr52" draw:text-style-name="P18" draw:layer="layout" draw:type="line" svg:x1="9.301cm" svg:y1="5.345cm" svg:x2="9.301cm" svg:y2="15.372cm" draw:start-shape="id19" draw:start-glue-point="2" draw:end-shape="id20" draw:end-glue-point="0" svg:d="M9301 5345v10027" svg:viewBox="0 0 1 10028">
          <text:p/>
        </draw:connector>
        <draw:connector draw:style-name="gr52" draw:text-style-name="P18" xml:id="id25" draw:id="id25" draw:layer="layout" draw:type="line" svg:x1="20.501cm" svg:y1="5.343cm" svg:x2="20.501cm" svg:y2="15.37cm" draw:start-shape="id21" draw:start-glue-point="2" draw:end-shape="id22" draw:end-glue-point="0" svg:d="M20501 5343v10027" svg:viewBox="0 0 1 10028">
          <text:p/>
        </draw:connector>
        <draw:connector draw:style-name="gr52" draw:text-style-name="P18" draw:layer="layout" draw:type="line" svg:x1="25.296cm" svg:y1="5.347cm" svg:x2="25.296cm" svg:y2="15.374cm" draw:start-shape="id23" draw:start-glue-point="2" draw:end-shape="id24" draw:end-glue-point="0" svg:d="M25296 5347v10027" svg:viewBox="0 0 1 10028">
          <text:p/>
        </draw:connector>
        <draw:connector draw:style-name="gr53" draw:text-style-name="P18" draw:layer="layout" draw:type="line" svg:x1="25.266cm" svg:y1="6.35cm" svg:x2="20.399cm" svg:y2="6.35cm" svg:d="M25266 6350h-4867" svg:viewBox="0 0 4868 1">
          <text:p/>
        </draw:connector>
        <draw:connector draw:style-name="gr53" draw:text-style-name="P18" draw:layer="layout" draw:type="line" svg:x1="20.482cm" svg:y1="7.594cm" svg:x2="9.331cm" svg:y2="7.594cm" svg:d="M20482 7594h-11151" svg:viewBox="0 0 11152 1">
          <text:p/>
        </draw:connector>
        <draw:connector draw:style-name="gr54" draw:text-style-name="P18" draw:layer="layout" draw:type="line" svg:x1="9.28cm" svg:y1="8.97cm" svg:x2="20.532cm" svg:y2="8.97cm" svg:d="M9280 8970h11252" svg:viewBox="0 0 11253 1">
          <text:p/>
        </draw:connector>
        <draw:connector draw:style-name="gr53" draw:text-style-name="P18" draw:layer="layout" draw:type="line" svg:x1="20.501cm" svg:y1="10.356cm" svg:x2="4.401cm" svg:y2="10.358cm" draw:start-shape="id25" draw:start-glue-point="0" draw:end-shape="id26" draw:end-glue-point="0" svg:d="M20501 10356l-16100 2" svg:viewBox="0 0 16101 3">
          <text:p/>
        </draw:connector>
        <draw:connector draw:style-name="gr55" draw:text-style-name="P18" draw:layer="layout" draw:type="line" svg:x1="4.392cm" svg:y1="11.701cm" svg:x2="20.521cm" svg:y2="11.701cm" svg:d="M4392 11701h16129" svg:viewBox="0 0 16130 1">
          <text:p/>
        </draw:connector>
        <draw:custom-shape draw:style-name="gr56" draw:text-style-name="P22" draw:layer="layout" svg:width="4.1cm" svg:height="0.642cm" svg:x="14.825cm" svg:y="6.928cm">
          <text:list text:style-name="L1">
            <text:list-header>
              <text:p text:style-name="P21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draw:layer="layout" svg:width="4.062cm" svg:height="0.642cm" svg:x="9.258cm" svg:y="8.272cm">
          <text:list text:style-name="L1">
            <text:list-header>
              <text:p text:style-name="P21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2" draw:layer="layout" svg:width="5.502cm" svg:height="0.642cm" svg:x="14.838cm" svg:y="9.672cm">
          <text:list text:style-name="L1">
            <text:list-header>
              <text:p text:style-name="P21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3" draw:text-style-name="P18" draw:layer="layout" draw:type="line" svg:x1="20.482cm" svg:y1="13.094cm" svg:x2="9.331cm" svg:y2="13.094cm" svg:d="M20482 13094h-11151" svg:viewBox="0 0 11152 1">
          <text:p/>
        </draw:connector>
        <draw:connector draw:style-name="gr54" draw:text-style-name="P18" draw:layer="layout" draw:type="line" svg:x1="9.28cm" svg:y1="14.47cm" svg:x2="20.532cm" svg:y2="14.47cm" svg:d="M9280 14470h11252" svg:viewBox="0 0 11253 1">
          <text:p/>
        </draw:connector>
        <draw:custom-shape draw:style-name="gr59" draw:text-style-name="P22" draw:layer="layout" svg:width="3.216cm" svg:height="0.642cm" svg:x="9.19cm" svg:y="11.011cm">
          <text:list text:style-name="L1">
            <text:list-header>
              <text:p text:style-name="P21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2" draw:layer="layout" svg:width="5.794cm" svg:height="0.642cm" svg:x="14.793cm" svg:y="12.511cm">
          <text:list text:style-name="L1">
            <text:list-header>
              <text:p text:style-name="P21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5.713cm" svg:height="0.642cm" svg:x="9.255cm" svg:y="13.82cm">
          <text:list text:style-name="L1">
            <text:list-header>
              <text:p text:style-name="P21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6" xml:id="id35" draw:id="id35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xml:id="id36" draw:id="id3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xml:id="id37" draw:id="id37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65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4" xml:id="id27" draw:id="id2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0" draw:id="id3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33" draw:id="id33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xml:id="id38" draw:id="id3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27" draw:start-glue-point="2" draw:end-shape="id28" draw:end-glue-point="0" svg:d="M18696 10047l5 1157" svg:viewBox="0 0 6 1158">
          <text:p/>
        </draw:connector>
        <draw:custom-shape draw:style-name="gr73" draw:text-style-name="P31" xml:id="id32" draw:id="id3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28" draw:id="id2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xml:id="id34" draw:id="id34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31" draw:id="id31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33" xml:id="id29" draw:id="id29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9" draw:start-glue-point="8" draw:end-shape="id3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1" draw:start-glue-point="8" draw:end-shape="id3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3" draw:start-glue-point="0" draw:end-shape="id30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34" draw:start-glue-point="0" draw:end-shape="id32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35" draw:start-glue-point="1" draw:end-shape="id36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37" draw:start-glue-point="3" draw:end-shape="id2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5" draw:start-glue-point="0" draw:end-shape="id37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30" draw:start-glue-point="0" draw:end-shape="id35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36" draw:start-glue-point="2" draw:end-shape="id38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38" draw:start-glue-point="3" draw:end-shape="id30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32" draw:start-glue-point="0" draw:end-shape="id37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28" draw:start-glue-point="1" draw:end-shape="id32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32" draw:start-glue-point="5" draw:end-shape="id38" draw:end-glue-point="2" svg:d="M22661 12739v1336h-11560v-1336" svg:viewBox="0 0 11561 1337">
          <text:p/>
        </draw:connector>
        <draw:custom-shape draw:style-name="gr8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30" draw:start-glue-point="5" draw:end-shape="id28" draw:end-glue-point="2" svg:d="M7166 12733v518h11535v-512" svg:viewBox="0 0 11536 519">
          <text:p/>
        </draw:connector>
        <draw:custom-shape draw:style-name="gr97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9" draw:text-style-name="P40" draw:layer="layout" svg:x1="12.068cm" svg:y1="7.024cm" svg:x2="17.412cm" svg:y2="7.0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01" draw:text-style-name="P43" draw:layer="layout" svg:width="3.398cm" svg:height="0.705cm" svg:x="13.083cm" svg:y="10.2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58cm" svg:y1="14.936cm" svg:x2="17.402cm" svg:y2="14.936cm">
          <text:p text:style-name="P39"><text:span text:style-name="T11">UMA Trust</text:span></text:p>
        </draw:line>
      </draw:page>
      <draw:page draw:name="page5" draw:style-name="dp1" draw:master-page-name="Default">
        <draw:custom-shape draw:style-name="gr103" draw:text-style-name="P26" xml:id="id47" draw:id="id47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48" draw:id="id4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49" draw:id="id49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6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4" xml:id="id39" draw:id="id3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1" xml:id="id42" draw:id="id4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45" draw:id="id45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2" xml:id="id50" draw:id="id5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39" draw:start-glue-point="2" draw:end-shape="id40" draw:end-glue-point="0" svg:d="M18696 10047l5 1157" svg:viewBox="0 0 6 1158">
          <text:p/>
        </draw:connector>
        <draw:custom-shape draw:style-name="gr113" draw:text-style-name="P31" xml:id="id44" draw:id="id4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3" xml:id="id40" draw:id="id4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46" draw:id="id46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43" draw:id="id43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33" xml:id="id41" draw:id="id41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1" draw:start-glue-point="8" draw:end-shape="id4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3" draw:start-glue-point="8" draw:end-shape="id4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5" draw:start-glue-point="0" draw:end-shape="id42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46" draw:start-glue-point="0" draw:end-shape="id44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47" draw:start-glue-point="1" draw:end-shape="id48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49" draw:start-glue-point="3" draw:end-shape="id3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7" draw:start-glue-point="0" draw:end-shape="id49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42" draw:start-glue-point="0" draw:end-shape="id47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48" draw:start-glue-point="2" draw:end-shape="id50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50" draw:start-glue-point="3" draw:end-shape="id42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44" draw:start-glue-point="0" draw:end-shape="id49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40" draw:start-glue-point="1" draw:end-shape="id44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44" draw:start-glue-point="5" draw:end-shape="id50" draw:end-glue-point="2" svg:d="M22661 12739v1336h-11560v-1336" svg:viewBox="0 0 11561 1337">
          <text:p/>
        </draw:connector>
        <draw:custom-shape draw:style-name="gr11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42" draw:start-glue-point="5" draw:end-shape="id40" draw:end-glue-point="2" svg:d="M7166 12733v518h11535v-512" svg:viewBox="0 0 11536 519">
          <text:p/>
        </draw:connector>
        <draw:custom-shape draw:style-name="gr132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6" xml:id="id59" draw:id="id59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xml:id="id60" draw:id="id6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xml:id="id61" draw:id="id61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7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24" xml:id="id51" draw:id="id5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4" draw:id="id5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xml:id="id57" draw:id="id57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62" draw:id="id6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51" draw:start-glue-point="2" draw:end-shape="id52" draw:end-glue-point="0" svg:d="M18696 10047l5 1157" svg:viewBox="0 0 6 1158">
          <text:p/>
        </draw:connector>
        <draw:custom-shape draw:style-name="gr144" draw:text-style-name="P44" xml:id="id56" draw:id="id5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6">UMA</text:span></text:p>
            </text:list-header>
            <text:list-item>
              <text:p text:style-name="P2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xml:id="id52" draw:id="id5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9" xml:id="id58" draw:id="id58" draw:layer="layout" svg:width="3.048cm" svg:height="1.535cm" svg:x="21.877cm" svg:y="15.004cm">
          <text:list text:style-name="L1">
            <text:list-header>
              <text:p text:style-name="P27"><text:span text:style-name="T13">Webmail</text:span></text:p>
            </text:list-header>
            <text:list-item>
              <text:p text:style-name="P2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5" xml:id="id55" draw:id="id55" draw:layer="layout" svg:width="1.932cm" svg:height="1.889cm" svg:x="25.775cm" svg:y="11.03cm">
          <text:list text:style-name="L1">
            <text:list-header>
              <text:p text:style-name="P28"><text:span text:style-name="T13">Data</text:span></text:p>
              <text:p text:style-name="P28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8" draw:text-style-name="P33" xml:id="id53" draw:id="id53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3" draw:start-glue-point="8" draw:end-shape="id54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55" draw:start-glue-point="8" draw:end-shape="id5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57" draw:start-glue-point="0" draw:end-shape="id54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58" draw:start-glue-point="0" draw:end-shape="id56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59" draw:start-glue-point="1" draw:end-shape="id60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61" draw:start-glue-point="3" draw:end-shape="id5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59" draw:start-glue-point="0" draw:end-shape="id61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54" draw:start-glue-point="0" draw:end-shape="id59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60" draw:start-glue-point="2" draw:end-shape="id62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62" draw:start-glue-point="3" draw:end-shape="id54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56" draw:start-glue-point="0" draw:end-shape="id61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52" draw:start-glue-point="1" draw:end-shape="id56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56" draw:start-glue-point="5" draw:end-shape="id62" draw:end-glue-point="2" svg:d="M22661 12739v1336h-11560v-1336" svg:viewBox="0 0 11561 1337">
          <text:p/>
        </draw:connector>
        <draw:custom-shape draw:style-name="gr151" draw:text-style-name="P37" draw:layer="layout" svg:width="2.195cm" svg:height="0.642cm" svg:x="14.958cm" svg:y="12.478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7" draw:layer="layout" svg:width="2.487cm" svg:height="0.642cm" svg:x="18.694cm" svg:y="10.208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37" draw:layer="layout" svg:width="1.408cm" svg:height="0.642cm" svg:x="20.279cm" svg:y="11.302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7" draw:layer="layout" svg:width="1.408cm" svg:height="0.642cm" svg:x="23.393cm" svg:y="13.614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7" draw:layer="layout" svg:width="2.907cm" svg:height="0.642cm" svg:x="22.028cm" svg:y="16.944cm">
          <text:list text:style-name="L1">
            <text:list-header>
              <text:p text:style-name="P36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54" draw:start-glue-point="5" draw:end-shape="id52" draw:end-glue-point="2" svg:d="M7166 12733v518h11535v-512" svg:viewBox="0 0 11536 519">
          <text:p/>
        </draw:connector>
        <draw:custom-shape draw:style-name="gr165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67" draw:text-style-name="P48" xml:id="id71" draw:id="id71" draw:layer="layout" svg:width="3.048cm" svg:height="1.473cm" svg:x="4.877cm" svg:y="6.669cm">
          <text:list text:style-name="L1">
            <text:list-header>
              <text:p text:style-name="P46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8" xml:id="id72" draw:id="id7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9" xml:id="id73" draw:id="id73" draw:layer="layout" svg:width="3.048cm" svg:height="1.473cm" svg:x="21.832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0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3" xml:id="id63" draw:id="id6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2"><text:span text:style-name="T1">MAA</text:span></text:p>
            </text:list-header>
            <text:list-item>
              <text:p text:style-name="P52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5" draw:layer="layout" svg:width="3.048cm" svg:height="1.473cm" svg:x="21.879cm" svg:y="3.872cm"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8" xml:id="id66" draw:id="id6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8" xml:id="id69" draw:id="id69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6" xml:id="id74" draw:id="id7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8">UMA/MFA</text:span></text:p>
            </text:list-header>
            <text:list-item>
              <text:p text:style-name="P47"><text:span text:style-name="T7">Requesting Party Client</text:span></text:p>
            </text:list-item>
            <text:list-item>
              <text:p text:style-name="P47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63" draw:start-glue-point="2" draw:end-shape="id64" draw:end-glue-point="0" svg:d="M18696 10047l5 1157" svg:viewBox="0 0 6 1158">
          <text:p/>
        </draw:connector>
        <draw:custom-shape draw:style-name="gr177" draw:text-style-name="P57" xml:id="id68" draw:id="id6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6">UMA</text:span></text:p>
            </text:list-header>
            <text:list-item>
              <text:p text:style-name="P46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8" xml:id="id64" draw:id="id6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8" xml:id="id70" draw:id="id70" draw:layer="layout" svg:width="3.048cm" svg:height="1.535cm" svg:x="21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9" xml:id="id67" draw:id="id67" draw:layer="layout" svg:width="1.932cm" svg:height="1.889cm" svg:x="25.775cm" svg:y="11.03cm">
          <text:list text:style-name="L1">
            <text:list-header>
              <text:p text:style-name="P47"><text:span text:style-name="T13">Data</text:span></text:p>
              <text:p text:style-name="P47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1" draw:text-style-name="P60" xml:id="id65" draw:id="id6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5" draw:start-glue-point="8" draw:end-shape="id66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67" draw:start-glue-point="8" draw:end-shape="id68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69" draw:start-glue-point="0" draw:end-shape="id66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70" draw:start-glue-point="0" draw:end-shape="id68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71" draw:start-glue-point="1" draw:end-shape="id72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73" draw:start-glue-point="3" draw:end-shape="id63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71" draw:start-glue-point="0" draw:end-shape="id73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66" draw:start-glue-point="0" draw:end-shape="id71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72" draw:start-glue-point="2" draw:end-shape="id74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74" draw:start-glue-point="3" draw:end-shape="id66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68" draw:start-glue-point="0" draw:end-shape="id73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64" draw:start-glue-point="1" draw:end-shape="id68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68" draw:start-glue-point="5" draw:end-shape="id74" draw:end-glue-point="2" svg:d="M22661 12739v1336h-11560v-1336" svg:viewBox="0 0 11561 1337">
          <text:p/>
        </draw:connector>
        <draw:custom-shape draw:style-name="gr183" draw:text-style-name="P51" draw:layer="layout" svg:width="2.195cm" svg:height="0.642cm" svg:x="14.958cm" svg:y="12.478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1" draw:layer="layout" svg:width="1.408cm" svg:height="0.642cm" svg:x="20.279cm" svg:y="11.3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1" draw:layer="layout" svg:width="1.408cm" svg:height="0.642cm" svg:x="23.393cm" svg:y="13.614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draw:layer="layout" svg:width="2.907cm" svg:height="0.642cm" svg:x="22.028cm" svg:y="16.944cm">
          <text:list text:style-name="L1">
            <text:list-header>
              <text:p text:style-name="P50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66" draw:start-glue-point="5" draw:end-shape="id64" draw:end-glue-point="2" svg:d="M7166 12733v518h11535v-512" svg:viewBox="0 0 11536 519">
          <text:p/>
        </draw:connector>
        <draw:custom-shape draw:style-name="gr197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99" draw:text-style-name="P48" xml:id="id83" draw:id="id83" draw:layer="layout" svg:width="3.048cm" svg:height="1.473cm" svg:x="4.877cm" svg:y="6.669cm">
          <text:list text:style-name="L1">
            <text:list-header>
              <text:p text:style-name="P46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8" xml:id="id84" draw:id="id8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9" xml:id="id85" draw:id="id85" draw:layer="layout" svg:width="3.048cm" svg:height="1.473cm" svg:x="21.832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2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9" xml:id="id75" draw:id="id7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5" draw:layer="layout" svg:width="3.048cm" svg:height="1.473cm" svg:x="21.879cm" svg:y="3.872cm"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8" xml:id="id78" draw:id="id7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8" xml:id="id81" draw:id="id81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6" xml:id="id86" draw:id="id8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8">UMA/MFA</text:span></text:p>
            </text:list-header>
            <text:list-item>
              <text:p text:style-name="P47"><text:span text:style-name="T7">Requesting Party Client</text:span></text:p>
            </text:list-item>
            <text:list-item>
              <text:p text:style-name="P47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75" draw:start-glue-point="2" draw:end-shape="id76" draw:end-glue-point="0" svg:d="M18696 10047l5 1157" svg:viewBox="0 0 6 1158">
          <text:p/>
        </draw:connector>
        <draw:custom-shape draw:style-name="gr209" draw:text-style-name="P8" xml:id="id80" draw:id="id8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8" xml:id="id76" draw:id="id7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" xml:id="id82" draw:id="id8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60" xml:id="id79" draw:id="id7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3" draw:text-style-name="P60" xml:id="id77" draw:id="id7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7" draw:start-glue-point="8" draw:end-shape="id7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79" draw:start-glue-point="8" draw:end-shape="id80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81" draw:start-glue-point="0" draw:end-shape="id78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82" draw:start-glue-point="0" draw:end-shape="id80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83" draw:start-glue-point="1" draw:end-shape="id84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85" draw:start-glue-point="3" draw:end-shape="id75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83" draw:start-glue-point="0" draw:end-shape="id85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78" draw:start-glue-point="0" draw:end-shape="id83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84" draw:start-glue-point="2" draw:end-shape="id86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86" draw:start-glue-point="3" draw:end-shape="id78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80" draw:start-glue-point="0" draw:end-shape="id85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76" draw:start-glue-point="1" draw:end-shape="id80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80" draw:start-glue-point="5" draw:end-shape="id86" draw:end-glue-point="2" svg:d="M22661 12739v1336h-11560v-1336" svg:viewBox="0 0 11561 1337">
          <text:p/>
        </draw:connector>
        <draw:custom-shape draw:style-name="gr21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1" draw:layer="layout" svg:width="2.487cm" svg:height="0.642cm" svg:x="18.694cm" svg:y="10.208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78" draw:start-glue-point="5" draw:end-shape="id76" draw:end-glue-point="2" svg:d="M7166 12733v518h11535v-512" svg:viewBox="0 0 11536 519">
          <text:p/>
        </draw:connector>
        <draw:custom-shape draw:style-name="gr228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30" draw:text-style-name="P2" xml:id="id91" draw:id="id9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92" draw:id="id9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8" draw:id="id8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87" draw:id="id8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90" draw:id="id9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9" draw:id="id8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7" draw:start-glue-point="0" draw:end-shape="id8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9" draw:start-glue-point="0" draw:end-shape="id9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1" draw:start-glue-point="1" draw:end-shape="id9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8" draw:start-glue-point="0" draw:end-shape="id9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0" draw:start-glue-point="0" draw:end-shape="id92" draw:end-glue-point="2" svg:d="M22671 9806l-16-2205" svg:viewBox="0 0 17 2206">
          <text:p/>
        </draw:connector>
        <draw:custom-shape draw:style-name="gr23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8" draw:start-glue-point="1" draw:end-shape="id9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46" draw:text-style-name="P2" xml:id="id97" draw:id="id9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" xml:id="id98" draw:id="id9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8" xml:id="id94" draw:id="id9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" xml:id="id93" draw:id="id9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8" xml:id="id96" draw:id="id9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3" draw:start-glue-point="0" draw:end-shape="id9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5" draw:start-glue-point="0" draw:end-shape="id9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7" draw:start-glue-point="1" draw:end-shape="id9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4" draw:start-glue-point="0" draw:end-shape="id9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6" draw:start-glue-point="0" draw:end-shape="id98" draw:end-glue-point="2" svg:d="M22671 9806l-16-2205" svg:viewBox="0 0 17 2206">
          <text:p/>
        </draw:connector>
        <draw:custom-shape draw:style-name="gr25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94" draw:start-glue-point="1" draw:end-shape="id96" draw:end-glue-point="3" svg:d="M9174 10822h11465" svg:viewBox="0 0 11466 1">
          <text:p/>
        </draw:connector>
        <draw:line draw:style-name="gr99" draw:text-style-name="P40" draw:layer="layout" svg:x1="12.109cm" svg:y1="7.324cm" svg:x2="17.453cm" svg:y2="7.3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62" draw:text-style-name="P43" draw:layer="layout" svg:width="3.398cm" svg:height="0.705cm" svg:x="13.083cm" svg:y="9.1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99cm" svg:y1="12.036cm" svg:x2="17.443cm" svg:y2="12.036cm">
          <text:p text:style-name="P39"><text:span text:style-name="T11">UMA Trust</text:span></text:p>
        </draw:line>
      </draw:page>
      <draw:page draw:name="page11" draw:style-name="dp1" draw:master-page-name="Default">
        <draw:custom-shape draw:style-name="gr263" draw:text-style-name="P2" xml:id="id103" draw:id="id10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4" xml:id="id104" draw:id="id10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6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8" xml:id="id100" draw:id="id10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" xml:id="id99" draw:id="id9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8" xml:id="id102" draw:id="id10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" xml:id="id101" draw:id="id10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9" draw:start-glue-point="0" draw:end-shape="id10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01" draw:start-glue-point="0" draw:end-shape="id10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103" draw:start-glue-point="1" draw:end-shape="id10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00" draw:start-glue-point="0" draw:end-shape="id10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02" draw:start-glue-point="0" draw:end-shape="id104" draw:end-glue-point="2" svg:d="M22671 9806l-16-2205" svg:viewBox="0 0 17 2206">
          <text:p/>
        </draw:connector>
        <draw:custom-shape draw:style-name="gr27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9" draw:text-style-name="P9" draw:layer="layout" svg:x1="9.174cm" svg:y1="10.332cm" svg:x2="20.639cm" svg:y2="10.332cm" draw:start-shape="id100" draw:start-glue-point="6" draw:end-shape="id102" draw:end-glue-point="6" svg:d="M9174 10332h11465" svg:viewBox="0 0 11466 1">
          <text:p/>
        </draw:connector>
        <draw:connector draw:style-name="gr280" draw:text-style-name="P9" draw:layer="layout" svg:x1="9.174cm" svg:y1="11.331cm" svg:x2="20.639cm" svg:y2="11.331cm" draw:start-shape="id100" draw:start-glue-point="7" draw:end-shape="id102" draw:end-glue-point="7" svg:d="M9174 11331h11465" svg:viewBox="0 0 11466 1">
          <text:p/>
        </draw:connector>
        <draw:custom-shape draw:style-name="gr281" draw:text-style-name="P64" draw:layer="layout" svg:width="5.612cm" svg:height="0.642cm" svg:x="14.95cm" svg:y="10.719cm">
          <text:list text:style-name="L1">
            <text:list-header>
              <text:p text:style-name="P63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06T17:44:07.933404745</dc:date>
    <dc:creator>Igor Zboran</dc:creator>
    <meta:editing-duration>P2DT19H50M5S</meta:editing-duration>
    <meta:editing-cycles>223</meta:editing-cycles>
    <meta:generator>LibreOffice/7.0.1.2$Linux_X86_64 LibreOffice_project/88a63c56098013eb4038e11ebe7c8c0daab09aa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392"/>
  </office:meta>
</office:document-meta>
</file>